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800000008DD0ADA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Mangal1" svg:font-family="Mangal"/>
    <style:font-face style:name="Consolas1"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b3ce6" officeooo:paragraph-rsid="000b3ce6"/>
    </style:style>
    <style:style style:name="P2" style:family="paragraph" style:parent-style-name="Footer">
      <style:paragraph-properties fo:text-align="end" style:justify-single-word="false"/>
    </style:style>
    <style:style style:name="P3" style:family="paragraph" style:parent-style-name="Standard" style:master-page-name="Standard">
      <style:paragraph-properties style:page-number="auto"/>
    </style:style>
    <style:style style:name="P4" style:family="paragraph" style:parent-style-name="Heading_20_1">
      <style:text-properties officeooo:rsid="003028a1" officeooo:paragraph-rsid="003028a1"/>
    </style:style>
    <style:style style:name="P5" style:family="paragraph" style:parent-style-name="Heading_20_1">
      <style:text-properties officeooo:rsid="003dea7a" officeooo:paragraph-rsid="003dea7a"/>
    </style:style>
    <style:style style:name="P6" style:family="paragraph" style:parent-style-name="Preformatted_20_Text">
      <style:text-properties officeooo:rsid="009152a7" officeooo:paragraph-rsid="009152a7"/>
    </style:style>
    <style:style style:name="P7" style:family="paragraph" style:parent-style-name="Preformatted_20_Text">
      <style:text-properties officeooo:rsid="009b6860" officeooo:paragraph-rsid="009b6860"/>
    </style:style>
    <style:style style:name="P8" style:family="paragraph" style:parent-style-name="Preformatted_20_Text">
      <style:text-properties officeooo:rsid="009b6860" officeooo:paragraph-rsid="00c48feb"/>
    </style:style>
    <style:style style:name="P9" style:family="paragraph" style:parent-style-name="Preformatted_20_Text">
      <style:text-properties officeooo:rsid="009b6860" officeooo:paragraph-rsid="00cf5b5f"/>
    </style:style>
    <style:style style:name="P10" style:family="paragraph" style:parent-style-name="Preformatted_20_Text">
      <style:text-properties officeooo:rsid="00c97a6c" officeooo:paragraph-rsid="00c97a6c"/>
    </style:style>
    <style:style style:name="P11" style:family="paragraph" style:parent-style-name="Preformatted_20_Text">
      <style:text-properties officeooo:rsid="00c97a6c" officeooo:paragraph-rsid="00cf5b5f"/>
    </style:style>
    <style:style style:name="P12" style:family="paragraph" style:parent-style-name="Preformatted_20_Text">
      <style:text-properties officeooo:paragraph-rsid="00cbf63c"/>
    </style:style>
    <style:style style:name="P13" style:family="paragraph" style:parent-style-name="Preformatted_20_Text">
      <style:text-properties officeooo:paragraph-rsid="00f229cf"/>
    </style:style>
    <style:style style:name="P14" style:family="paragraph" style:parent-style-name="Preformatted_20_Text">
      <style:text-properties officeooo:paragraph-rsid="00f27f56"/>
    </style:style>
    <style:style style:name="P15" style:family="paragraph" style:parent-style-name="Preformatted_20_Text">
      <style:text-properties officeooo:paragraph-rsid="00f2a3f9"/>
    </style:style>
    <style:style style:name="P16" style:family="paragraph" style:parent-style-name="Preformatted_20_Text">
      <style:text-properties officeooo:paragraph-rsid="00f3d15c"/>
    </style:style>
    <style:style style:name="P17" style:family="paragraph" style:parent-style-name="Preformatted_20_Text">
      <style:text-properties officeooo:paragraph-rsid="00f503ca"/>
    </style:style>
    <style:style style:name="P18" style:family="paragraph" style:parent-style-name="Preformatted_20_Text">
      <style:text-properties officeooo:paragraph-rsid="00f67358"/>
    </style:style>
    <style:style style:name="P19" style:family="paragraph" style:parent-style-name="Preformatted_20_Text">
      <style:text-properties officeooo:paragraph-rsid="00f77f9d"/>
    </style:style>
    <style:style style:name="P20" style:family="paragraph" style:parent-style-name="Preformatted_20_Text">
      <style:text-properties officeooo:paragraph-rsid="00f8b04a"/>
    </style:style>
    <style:style style:name="P21" style:family="paragraph" style:parent-style-name="Preformatted_20_Text">
      <style:text-properties officeooo:paragraph-rsid="00fa9af8"/>
    </style:style>
    <style:style style:name="P22" style:family="paragraph" style:parent-style-name="Preformatted_20_Text">
      <style:text-properties officeooo:paragraph-rsid="00fac975"/>
    </style:style>
    <style:style style:name="P23" style:family="paragraph" style:parent-style-name="Preformatted_20_Text">
      <style:text-properties officeooo:paragraph-rsid="00fc00bc"/>
    </style:style>
    <style:style style:name="P24" style:family="paragraph" style:parent-style-name="Preformatted_20_Text">
      <style:text-properties officeooo:paragraph-rsid="00fe4594"/>
    </style:style>
    <style:style style:name="P25" style:family="paragraph" style:parent-style-name="Preformatted_20_Text">
      <style:text-properties officeooo:paragraph-rsid="01001a19"/>
    </style:style>
    <style:style style:name="P26" style:family="paragraph" style:parent-style-name="Preformatted_20_Text">
      <style:text-properties officeooo:paragraph-rsid="010107af"/>
    </style:style>
    <style:style style:name="P27" style:family="paragraph" style:parent-style-name="Preformatted_20_Text">
      <style:text-properties officeooo:paragraph-rsid="0102a652"/>
    </style:style>
    <style:style style:name="P28" style:family="paragraph" style:parent-style-name="Preformatted_20_Text">
      <style:text-properties officeooo:paragraph-rsid="0102ce0a"/>
    </style:style>
    <style:style style:name="P29" style:family="paragraph" style:parent-style-name="Preformatted_20_Text">
      <style:text-properties officeooo:paragraph-rsid="010a0e4d"/>
    </style:style>
    <style:style style:name="P30" style:family="paragraph" style:parent-style-name="Preformatted_20_Text">
      <style:text-properties officeooo:paragraph-rsid="010d7e65"/>
    </style:style>
    <style:style style:name="P31" style:family="paragraph" style:parent-style-name="Preformatted_20_Text">
      <style:text-properties officeooo:paragraph-rsid="010dcdf0"/>
    </style:style>
    <style:style style:name="P32" style:family="paragraph" style:parent-style-name="Preformatted_20_Text">
      <style:text-properties officeooo:paragraph-rsid="010ffcf6"/>
    </style:style>
    <style:style style:name="P33" style:family="paragraph" style:parent-style-name="Preformatted_20_Text">
      <style:text-properties officeooo:paragraph-rsid="01115c9c"/>
    </style:style>
    <style:style style:name="P34" style:family="paragraph" style:parent-style-name="Preformatted_20_Text">
      <style:text-properties officeooo:paragraph-rsid="01145228"/>
    </style:style>
    <style:style style:name="P35" style:family="paragraph" style:parent-style-name="Preformatted_20_Text">
      <style:text-properties officeooo:paragraph-rsid="0114d7b2"/>
    </style:style>
    <style:style style:name="P36" style:family="paragraph" style:parent-style-name="Preformatted_20_Text">
      <style:text-properties officeooo:paragraph-rsid="011649fa"/>
    </style:style>
    <style:style style:name="P37" style:family="paragraph" style:parent-style-name="Preformatted_20_Text">
      <style:text-properties officeooo:paragraph-rsid="011791c2"/>
    </style:style>
    <style:style style:name="P38" style:family="paragraph" style:parent-style-name="Preformatted_20_Text">
      <style:text-properties officeooo:paragraph-rsid="01193183"/>
    </style:style>
    <style:style style:name="P39" style:family="paragraph" style:parent-style-name="Preformatted_20_Text">
      <style:text-properties officeooo:paragraph-rsid="011af8ee"/>
    </style:style>
    <style:style style:name="P40" style:family="paragraph" style:parent-style-name="Preformatted_20_Text">
      <style:text-properties officeooo:paragraph-rsid="011be34d"/>
    </style:style>
    <style:style style:name="P41" style:family="paragraph" style:parent-style-name="Preformatted_20_Text">
      <style:text-properties officeooo:paragraph-rsid="011c2d7f"/>
    </style:style>
    <style:style style:name="P42" style:family="paragraph" style:parent-style-name="Preformatted_20_Text">
      <style:text-properties officeooo:paragraph-rsid="011d48cb"/>
    </style:style>
    <style:style style:name="P43" style:family="paragraph" style:parent-style-name="Preformatted_20_Text">
      <style:text-properties officeooo:paragraph-rsid="0122cc56"/>
    </style:style>
    <style:style style:name="P44" style:family="paragraph" style:parent-style-name="Preformatted_20_Text">
      <style:text-properties officeooo:paragraph-rsid="0125edbf"/>
    </style:style>
    <style:style style:name="P45" style:family="paragraph" style:parent-style-name="Preformatted_20_Text">
      <style:paragraph-properties fo:break-before="page"/>
      <style:text-properties officeooo:paragraph-rsid="012031fc"/>
    </style:style>
    <style:style style:name="P46" style:family="paragraph" style:parent-style-name="Text_20_body">
      <style:text-properties officeooo:rsid="00874c0d" officeooo:paragraph-rsid="00874c0d"/>
    </style:style>
    <style:style style:name="P47" style:family="paragraph" style:parent-style-name="Text_20_body">
      <style:text-properties officeooo:paragraph-rsid="0088e957"/>
    </style:style>
    <style:style style:name="P48" style:family="paragraph" style:parent-style-name="Text_20_body">
      <style:text-properties officeooo:paragraph-rsid="00d55186"/>
    </style:style>
    <style:style style:name="P49" style:family="paragraph" style:parent-style-name="Text_20_body">
      <style:text-properties officeooo:rsid="00d806b9" officeooo:paragraph-rsid="00d806b9"/>
    </style:style>
    <style:style style:name="P50" style:family="paragraph" style:parent-style-name="Text_20_body">
      <style:text-properties officeooo:rsid="00df50a5" officeooo:paragraph-rsid="00e2ae04"/>
    </style:style>
    <style:style style:name="P51" style:family="paragraph" style:parent-style-name="Text_20_body">
      <style:text-properties officeooo:rsid="00e68c4f" officeooo:paragraph-rsid="00e68c4f"/>
    </style:style>
    <style:style style:name="P52" style:family="paragraph" style:parent-style-name="Text_20_body">
      <style:text-properties officeooo:rsid="012a5ffa" officeooo:paragraph-rsid="012a5ffa"/>
    </style:style>
    <style:style style:name="P53" style:family="paragraph">
      <style:paragraph-properties fo:text-align="center"/>
    </style:style>
    <style:style style:name="T1" style:family="text">
      <style:text-properties fo:language="en" fo:country="none"/>
    </style:style>
    <style:style style:name="T2" style:family="text">
      <style:text-properties officeooo:rsid="0079827f"/>
    </style:style>
    <style:style style:name="T3" style:family="text">
      <style:text-properties officeooo:rsid="0079de8b"/>
    </style:style>
    <style:style style:name="T4" style:family="text">
      <style:text-properties officeooo:rsid="007e5db0"/>
    </style:style>
    <style:style style:name="T5" style:family="text">
      <style:text-properties style:text-position="super 58%" officeooo:rsid="008a90d3"/>
    </style:style>
    <style:style style:name="T6" style:family="text">
      <style:text-properties style:text-position="super 58%" officeooo:rsid="00ab3884"/>
    </style:style>
    <style:style style:name="T7" style:family="text">
      <style:text-properties officeooo:rsid="008f8ff6"/>
    </style:style>
    <style:style style:name="T8" style:family="text">
      <style:text-properties style:text-position="sub 58%"/>
    </style:style>
    <style:style style:name="T9" style:family="text">
      <style:text-properties style:text-position="sub 58%" officeooo:rsid="0094a54d"/>
    </style:style>
    <style:style style:name="T10" style:family="text">
      <style:text-properties style:text-position="sub 58%" officeooo:rsid="00ad1773"/>
    </style:style>
    <style:style style:name="T11" style:family="text">
      <style:text-properties style:text-position="sub 58%" officeooo:rsid="009152a7"/>
    </style:style>
    <style:style style:name="T12" style:family="text">
      <style:text-properties style:text-position="sub 58%" officeooo:rsid="00ae8e25"/>
    </style:style>
    <style:style style:name="T13" style:family="text">
      <style:text-properties style:text-position="sub 58%" officeooo:rsid="00b07b3c"/>
    </style:style>
    <style:style style:name="T14" style:family="text">
      <style:text-properties style:text-position="sub 58%" officeooo:rsid="00b4a751"/>
    </style:style>
    <style:style style:name="T15" style:family="text">
      <style:text-properties style:text-position="sub 58%" officeooo:rsid="00cbeca0"/>
    </style:style>
    <style:style style:name="T16" style:family="text">
      <style:text-properties style:text-position="sub 58%" officeooo:rsid="00d55613"/>
    </style:style>
    <style:style style:name="T17" style:family="text">
      <style:text-properties style:text-position="0% 100%"/>
    </style:style>
    <style:style style:name="T18" style:family="text">
      <style:text-properties style:text-position="0% 100%" officeooo:rsid="009536e9"/>
    </style:style>
    <style:style style:name="T19" style:family="text">
      <style:text-properties style:text-position="0% 100%" officeooo:rsid="00973406"/>
    </style:style>
    <style:style style:name="T20" style:family="text">
      <style:text-properties style:text-position="0% 100%" officeooo:rsid="00989bdd"/>
    </style:style>
    <style:style style:name="T21" style:family="text">
      <style:text-properties style:text-position="0% 100%" officeooo:rsid="0098bd4f"/>
    </style:style>
    <style:style style:name="T22" style:family="text">
      <style:text-properties style:text-position="0% 100%" officeooo:rsid="009c92c5"/>
    </style:style>
    <style:style style:name="T23" style:family="text">
      <style:text-properties style:text-position="0% 100%" officeooo:rsid="009152a7"/>
    </style:style>
    <style:style style:name="T24" style:family="text">
      <style:text-properties style:text-position="0% 100%" officeooo:rsid="009e835a"/>
    </style:style>
    <style:style style:name="T25" style:family="text">
      <style:text-properties style:text-position="0% 100%" officeooo:rsid="00a17636"/>
    </style:style>
    <style:style style:name="T26" style:family="text">
      <style:text-properties style:text-position="0% 100%" officeooo:rsid="00a347fc"/>
    </style:style>
    <style:style style:name="T27" style:family="text">
      <style:text-properties style:text-position="0% 100%" officeooo:rsid="00a620fd"/>
    </style:style>
    <style:style style:name="T28" style:family="text">
      <style:text-properties style:text-position="0% 100%" officeooo:rsid="00a69de8"/>
    </style:style>
    <style:style style:name="T29" style:family="text">
      <style:text-properties style:text-position="0% 100%" officeooo:rsid="00a6a7f5"/>
    </style:style>
    <style:style style:name="T30" style:family="text">
      <style:text-properties style:text-position="0% 100%" officeooo:rsid="00a7f994"/>
    </style:style>
    <style:style style:name="T31" style:family="text">
      <style:text-properties style:text-position="0% 100%" officeooo:rsid="00a9cb13"/>
    </style:style>
    <style:style style:name="T32" style:family="text">
      <style:text-properties style:text-position="0% 100%" officeooo:rsid="00ab3884"/>
    </style:style>
    <style:style style:name="T33" style:family="text">
      <style:text-properties style:text-position="0% 100%" officeooo:rsid="00ad1773"/>
    </style:style>
    <style:style style:name="T34" style:family="text">
      <style:text-properties style:text-position="0% 100%" officeooo:rsid="00ada7f4"/>
    </style:style>
    <style:style style:name="T35" style:family="text">
      <style:text-properties style:text-position="0% 100%" officeooo:rsid="0094a54d"/>
    </style:style>
    <style:style style:name="T36" style:family="text">
      <style:text-properties style:text-position="0% 100%" officeooo:rsid="00b03ab5"/>
    </style:style>
    <style:style style:name="T37" style:family="text">
      <style:text-properties style:text-position="0% 100%" officeooo:rsid="00b4a751"/>
    </style:style>
    <style:style style:name="T38" style:family="text">
      <style:text-properties style:text-position="0% 100%" officeooo:rsid="00b5092a"/>
    </style:style>
    <style:style style:name="T39" style:family="text">
      <style:text-properties style:text-position="0% 100%" officeooo:rsid="00b5d55a"/>
    </style:style>
    <style:style style:name="T40" style:family="text">
      <style:text-properties style:text-position="0% 100%" officeooo:rsid="00b6ad99"/>
    </style:style>
    <style:style style:name="T41" style:family="text">
      <style:text-properties style:text-position="0% 100%" officeooo:rsid="00bd486e"/>
    </style:style>
    <style:style style:name="T42" style:family="text">
      <style:text-properties style:text-position="0% 100%" officeooo:rsid="00bf379d"/>
    </style:style>
    <style:style style:name="T43" style:family="text">
      <style:text-properties style:text-position="0% 100%" officeooo:rsid="00c0582a"/>
    </style:style>
    <style:style style:name="T44" style:family="text">
      <style:text-properties style:text-position="0% 100%" officeooo:rsid="00c1f01b"/>
    </style:style>
    <style:style style:name="T45" style:family="text">
      <style:text-properties style:text-position="0% 100%" officeooo:rsid="00c8004b"/>
    </style:style>
    <style:style style:name="T46" style:family="text">
      <style:text-properties style:text-position="0% 100%" officeooo:rsid="00ca2447"/>
    </style:style>
    <style:style style:name="T47" style:family="text">
      <style:text-properties style:text-position="0% 100%" officeooo:rsid="00cbeca0"/>
    </style:style>
    <style:style style:name="T48" style:family="text">
      <style:text-properties style:text-position="0% 100%" officeooo:rsid="00cd8824"/>
    </style:style>
    <style:style style:name="T49" style:family="text">
      <style:text-properties style:text-position="0% 100%" officeooo:rsid="009b6860"/>
    </style:style>
    <style:style style:name="T50" style:family="text">
      <style:text-properties style:text-position="0% 100%" officeooo:rsid="00cbf63c"/>
    </style:style>
    <style:style style:name="T51" style:family="text">
      <style:text-properties style:text-position="0% 100%" officeooo:rsid="00d55613"/>
    </style:style>
    <style:style style:name="T52" style:family="text">
      <style:text-properties style:text-position="0% 100%" officeooo:rsid="00d74262"/>
    </style:style>
    <style:style style:name="T53" style:family="text">
      <style:text-properties style:text-position="0% 100%" officeooo:rsid="00d806b9"/>
    </style:style>
    <style:style style:name="T54" style:family="text">
      <style:text-properties style:text-position="0% 100%" officeooo:rsid="00d84f1f"/>
    </style:style>
    <style:style style:name="T55" style:family="text">
      <style:text-properties style:text-position="0% 100%" officeooo:rsid="00da12df"/>
    </style:style>
    <style:style style:name="T56" style:family="text">
      <style:text-properties style:text-position="0% 100%" officeooo:rsid="00dbf712"/>
    </style:style>
    <style:style style:name="T57" style:family="text">
      <style:text-properties style:text-position="0% 100%" officeooo:rsid="00ddb657"/>
    </style:style>
    <style:style style:name="T58" style:family="text">
      <style:text-properties style:text-position="0% 100%" officeooo:rsid="00e0f315"/>
    </style:style>
    <style:style style:name="T59" style:family="text">
      <style:text-properties style:text-position="0% 100%" officeooo:rsid="00e2ae04"/>
    </style:style>
    <style:style style:name="T60" style:family="text">
      <style:text-properties style:text-position="0% 100%" officeooo:rsid="00e3f178"/>
    </style:style>
    <style:style style:name="T61" style:family="text">
      <style:text-properties officeooo:rsid="00d3b3e9"/>
    </style:style>
    <style:style style:name="T62" style:family="text">
      <style:text-properties fo:color="#006699" style:font-name="Consolas1" fo:font-size="9.5pt" fo:language="en" fo:country="none" style:font-size-asian="9.5pt"/>
    </style:style>
    <style:style style:name="T63" style:family="text">
      <style:text-properties fo:color="#444444" style:font-name="Consolas1" fo:font-size="9.5pt" fo:language="en" fo:country="none" style:font-size-asian="9.5pt"/>
    </style:style>
    <style:style style:name="T64" style:family="text">
      <style:text-properties fo:color="#2b91af" style:font-name="Consolas1"/>
    </style:style>
    <style:style style:name="T65" style:family="text">
      <style:text-properties fo:color="#2b91af" style:font-name="Consolas1" fo:font-size="9.5pt" fo:language="en" fo:country="none" style:font-size-asian="9.5pt"/>
    </style:style>
    <style:style style:name="T66" style:family="text">
      <style:text-properties fo:color="#ee0000" style:font-name="Consolas1" fo:font-size="9.5pt" fo:language="en" fo:country="none" style:font-size-asian="9.5pt"/>
    </style:style>
    <style:style style:name="T67" style:family="text">
      <style:text-properties fo:color="#888888" style:font-name="Consolas1"/>
    </style:style>
    <style:style style:name="T68" style:family="text">
      <style:text-properties fo:color="#888888" style:font-name="Consolas1" fo:font-size="9.5pt" fo:language="en" fo:country="none" style:font-size-asian="9.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draw:marker-end="Short_20_line_20_Arrow"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marker-start="Short_20_line_20_Arrow" draw:marker-end=""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oritmica grafelor laboratorul <text:span text:style-name="T2">2</text:span></text:p>
      <text:p text:style-name="Text_20_body">Tema: <text:span text:style-name="T3">obtinerea valorilor unor drumuri (valoare minima intre doua noduri date folosind alg. Yen).</text:span></text:p>
      <text:h text:style-name="Heading_20_1" text:outline-level="1">Enunt</text:h>
      <text:p text:style-name="P47"><text:span text:style-name="T4">Sa se conceapa un algoritm care primeste ca parametru de intrare o lista reprezentand toate varfurile unui graf, iar pentru fiecare element din lista se memoreaza o lista de perec</text:span>hi ℕxℝ<text:span text:style-name="T5">+</text:span> rep<text:span text:style-name="T4">rezentand lista predecesorilor acelui varf (partea real pozitiva fiind valoare arcului de la predecesr la varf) si doua valori, prima reprezentand varful sursa si cea de a doua valoare reprezentand varful destinatie. Algoritmul va returna un numar real reprezentand valoarea minima dintre toate valorile drumurilor care pornesc din varful sursa si se termina in varful destinatie. Graful nu contine cicluri de valori negative.</text:span></text:p>
      <text:h text:style-name="Heading_20_1" text:outline-level="1">Dezvoltarea algoritmului</text:h>
      <text:p text:style-name="P46">Algoritmul nu poate fi impartit in subprobleme deoarece reprezinta un algoritm de calcul al valorilor drumurilor de la un varf la altul.</text:p>
      <text:h text:style-name="Heading_20_1" text:outline-level="1">Descrierea algoritmului</text:h>
      <text:p text:style-name="Preformatted_20_Text"><text:span text:style-name="T7">f</text:span>unctie ValoareMinima(listaPredecesorilor, sursa, destinatie)</text:p>
      <text:p text:style-name="P6"><text:s text:c="4"/>λ<text:span text:style-name="T8">i</text:span><text:span text:style-name="T17"> </text:span><text:span text:style-name="T42">← </text:span><text:span text:style-name="T17">l</text:span><text:span text:style-name="T8">sursa, </text:span><text:span text:style-name="T9">i</text:span><text:span text:style-name="T17">, </text:span><text:span text:style-name="T18">i </text:span><text:span text:style-name="T19">= </text:span><text:span text:style-name="T21">0</text:span><text:span text:style-name="T19">..</text:span><text:span text:style-name="T20">(</text:span><text:span text:style-name="T19">listaPredecesorilor.NumarElemente</text:span><text:span text:style-name="T20">)</text:span></text:p>
      <text:p text:style-name="P7"><text:span text:style-name="T17"/></text:p>
      <text:p text:style-name="P7"><text:span text:style-name="T17"><text:s text:c="4"/>repeta</text:span></text:p>
      <text:p text:style-name="P8"><text:span text:style-name="T17"><text:s text:c="8"/>k </text:span><text:span text:style-name="T41">←</text:span><text:span text:style-name="T17"> 0</text:span></text:p>
      <text:p text:style-name="P9"><text:span text:style-name="T17"><text:s text:c="8"/>pentru j </text:span><text:span text:style-name="T22">= 0..</text:span><text:span text:style-name="T20">(</text:span><text:span text:style-name="T19">listaPredecesorilor.NumarElemente</text:span><text:span text:style-name="T20">)</text:span><text:span text:style-name="T24">, </text:span><text:span text:style-name="T25">j </text:span><text:span text:style-name="T26">≠ sursa executa</text:span></text:p>
      <text:p text:style-name="P9"><text:span text:style-name="T26"><text:s text:c="8"/></text:span><text:span text:style-name="T17"><text:s text:c="4"/></text:span><text:span text:style-name="T27">pentru </text:span><text:span text:style-name="T28">i = 1..</text:span><text:span text:style-name="T20">(</text:span><text:span text:style-name="T19">listaPredecesorilor.NumarElemente</text:span><text:span text:style-name="T20">), </text:span><text:span text:style-name="T30">i</text:span><text:span text:style-name="T29"> </text:span><text:span text:style-name="T31">∈ </text:span><text:span text:style-name="T32">Γ</text:span><text:span text:style-name="T6">-</text:span><text:span text:style-name="T10">j</text:span><text:span text:style-name="T33"> executa</text:span></text:p>
      <text:p text:style-name="P9"><text:span text:style-name="T33"><text:s text:c="12"/></text:span><text:span text:style-name="T17"><text:s text:c="4"/></text:span><text:span text:style-name="T34">daca </text:span><text:span text:style-name="T23">λ</text:span><text:span text:style-name="T11">i </text:span><text:span text:style-name="T12">+ <text:s/></text:span><text:span text:style-name="T23">l</text:span><text:span text:style-name="T13">i, j</text:span><text:span text:style-name="T35"> </text:span><text:span text:style-name="T36">&lt; </text:span><text:span text:style-name="T23">λ</text:span><text:span text:style-name="T14">j</text:span><text:span text:style-name="T37"> </text:span><text:span text:style-name="T38">atunci</text:span></text:p>
      <text:p text:style-name="P9"><text:span text:style-name="T38"><text:s text:c="16"/></text:span><text:span text:style-name="T17"><text:s text:c="4"/></text:span><text:span text:style-name="T23">λ</text:span><text:span text:style-name="T14">j</text:span><text:span text:style-name="T37"> </text:span><text:span text:style-name="T43">← </text:span><text:span text:style-name="T23">λ</text:span><text:span text:style-name="T11">i </text:span><text:span text:style-name="T12">+ <text:s/></text:span><text:span text:style-name="T23">l</text:span><text:span text:style-name="T13">i, j</text:span></text:p>
      <text:p text:style-name="P9"><text:span text:style-name="T17"><text:s text:c="4"/></text:span><text:span text:style-name="T38"><text:s text:c="16"/></text:span><text:span text:style-name="T40">k</text:span><text:span text:style-name="T39"> </text:span><text:span text:style-name="T44">← </text:span><text:span text:style-name="T40">1</text:span></text:p>
      <text:p text:style-name="P9"><text:span text:style-name="T38"><text:s text:c="4"/></text:span><text:span text:style-name="T17"><text:s text:c="4"/></text:span><text:span text:style-name="T38"><text:s text:c="8"/>sf</text:span><text:span text:style-name="T48">arsit d</text:span><text:span text:style-name="T38">aca</text:span></text:p>
      <text:p text:style-name="P9"><text:span text:style-name="T38"><text:s text:c="8"/></text:span><text:span text:style-name="T17"><text:s text:c="4"/></text:span><text:span text:style-name="T48">sfarsit pentru</text:span></text:p>
      <text:p text:style-name="P9"><text:span text:style-name="T17"><text:s text:c="4"/></text:span><text:span text:style-name="T48"><text:s text:c="4"/>sfarsit pentru</text:span></text:p>
      <text:p text:style-name="P9"><text:span text:style-name="T17"><text:s text:c="8"/>pentru j </text:span><text:span text:style-name="T22">= </text:span><text:span text:style-name="T20">(</text:span><text:span text:style-name="T19">listaPredecesorilor.NumarElemente</text:span><text:span text:style-name="T20">)..</text:span><text:span text:style-name="T45">0</text:span><text:span text:style-name="T24">, </text:span><text:span text:style-name="T25">j </text:span><text:span text:style-name="T26">≠ sursa executa</text:span></text:p>
      <text:p text:style-name="P9"><text:span text:style-name="T26"><text:s text:c="7"/></text:span><text:span text:style-name="T17"><text:s text:c="4"/></text:span><text:span text:style-name="T26"><text:s/></text:span><text:span text:style-name="T27">pentru </text:span><text:span text:style-name="T28">i = 1..</text:span><text:span text:style-name="T20">(</text:span><text:span text:style-name="T19">listaPredecesorilor.NumarElemente</text:span><text:span text:style-name="T20">), </text:span><text:span text:style-name="T30">i</text:span><text:span text:style-name="T29"> </text:span><text:span text:style-name="T31">∈ </text:span><text:span text:style-name="T32">Γ</text:span><text:span text:style-name="T6">-</text:span><text:span text:style-name="T10">j</text:span><text:span text:style-name="T33"> executa</text:span></text:p>
      <text:p text:style-name="P9"><text:span text:style-name="T33"><text:s text:c="11"/></text:span><text:span text:style-name="T17"><text:s text:c="4"/></text:span><text:span text:style-name="T33"><text:s/></text:span><text:span text:style-name="T34">daca </text:span><text:span text:style-name="T23">λ</text:span><text:span text:style-name="T11">i </text:span><text:span text:style-name="T12">+ <text:s/></text:span><text:span text:style-name="T23">l</text:span><text:span text:style-name="T13">i, j</text:span><text:span text:style-name="T35"> </text:span><text:span text:style-name="T36">&lt; </text:span><text:span text:style-name="T23">λ</text:span><text:span text:style-name="T14">j</text:span><text:span text:style-name="T37"> </text:span><text:span text:style-name="T38">atunci</text:span></text:p>
      <text:p text:style-name="P9"><text:span text:style-name="T38"><text:s text:c="15"/></text:span><text:span text:style-name="T17"><text:s text:c="4"/></text:span><text:span text:style-name="T38"><text:s/></text:span><text:span text:style-name="T23">λ</text:span><text:span text:style-name="T14">j</text:span><text:span text:style-name="T37"> </text:span><text:span text:style-name="T43">← </text:span><text:span text:style-name="T23">λ</text:span><text:span text:style-name="T11">i </text:span><text:span text:style-name="T12">+ <text:s/></text:span><text:span text:style-name="T23">l</text:span><text:span text:style-name="T13">i, j</text:span></text:p>
      <text:p text:style-name="P9"><text:span text:style-name="T38"><text:s text:c="15"/></text:span><text:span text:style-name="T17"><text:s text:c="4"/></text:span><text:span text:style-name="T38"><text:s/></text:span><text:span text:style-name="T40">k</text:span><text:span text:style-name="T39"> </text:span><text:span text:style-name="T44">← </text:span><text:span text:style-name="T40">1</text:span></text:p>
      <text:p text:style-name="P9"><text:span text:style-name="T38"><text:s text:c="2"/></text:span><text:span text:style-name="T17"><text:s text:c="4"/></text:span><text:span text:style-name="T38"><text:s text:c="10"/>sf</text:span><text:span text:style-name="T48">arsit d</text:span><text:span text:style-name="T38">aca</text:span></text:p>
      <text:p text:style-name="P9"><text:span text:style-name="T38"><text:s text:c="5"/></text:span><text:span text:style-name="T17"><text:s text:c="4"/></text:span><text:span text:style-name="T38"><text:s text:c="3"/></text:span><text:span text:style-name="T48">sfarsit pentru</text:span></text:p>
      <text:p text:style-name="P9"><text:span text:style-name="T17"><text:s text:c="4"/></text:span><text:span text:style-name="T48"><text:s text:c="4"/>sfarsit pentru</text:span></text:p>
      <text:p text:style-name="P11"><text:span text:style-name="T49"><text:s text:c="4"/></text:span><text:span text:style-name="T38">p</text:span><text:span text:style-name="T17">anacand k = 0</text:span></text:p>
      <text:p text:style-name="P10"><text:span text:style-name="T17"/></text:p>
      <text:p text:style-name="P11"><text:span text:style-name="T49"><text:s text:c="4"/></text:span><text:span text:style-name="T17">ValoareMinima </text:span><text:span text:style-name="T46">← </text:span><text:span text:style-name="T23">λ</text:span><text:span text:style-name="T15">destinatie</text:span></text:p>
      <text:p text:style-name="P12"><text:span text:style-name="T47">s</text:span><text:span text:style-name="T48">farsit f</text:span><text:span text:style-name="T50">unctie</text:span></text:p>
      <text:h text:style-name="P4" text:outline-level="1">Demostrarea corectitudinii</text:h>
      <text:p text:style-name="P48"><text:span text:style-name="T61">Algoritmul de calcul este preluat din curs (algoritmul lui Yen) si usor modificat. In curs s-a dat un algoritm care calculeaza valoarea minima </text:span>a drumurilor care pornesc din varful 1 si se termina in varful j. Adaptarea este relativ simpla deoarece initializarea lui λ<text:span text:style-name="T16">i</text:span><text:span text:style-name="T51"> se facea cu valorile drumurilor care pornesc din 1 si se termina in i cu conditia ca intre cele doua varfuri sa existe un arc de la 1 la </text:span><text:span text:style-name="T52">i</text:span><text:span text:style-name="T51">. </text:span><text:span text:style-name="T53">In cazul in care nu exista se lua valoarea plus infinit iar in cazul in care i = 1 se lua valoarea 0.</text:span></text:p>
      <text:p text:style-name="P49"><text:span text:style-name="T17">Adaptarea aici a fost abstractizarea valorii 1 cu o valoare data. Daca inainte se calcula de la varful 1 </text:span><text:soft-page-break/><text:span text:style-name="T17">la i acum se calculeaza de la sursa la </text:span><text:span text:style-name="T54">i</text:span><text:span text:style-name="T17"> folosind exact aceasi metoda,</text:span><text:span text:style-name="T55"> daca exista arc de la varful sursa la varful i se considera valoarea arcului </text:span><text:span text:style-name="T56">de la </text:span><text:span text:style-name="T55">sursa </text:span><text:span text:style-name="T56">la</text:span><text:span text:style-name="T55"> </text:span><text:span text:style-name="T56">i</text:span><text:span text:style-name="T55">, </text:span><text:span text:style-name="T56">daca sursa = </text:span><text:span text:style-name="T57">i</text:span><text:span text:style-name="T56"> se considera valoarea 0, </text:span><text:span text:style-name="T57">altfel se considera valoarea plus infinit.</text:span></text:p>
      <text:p text:style-name="P50"><text:span text:style-name="T57">I</text:span><text:span text:style-name="T17">n cadrul calculului, pentru algoritmul dat la curs) j parcurge toate varfurile mai putin varful 1 (cel din care se porneste). Si aici s-a aplicat aceasi metoda, sa abstractizat varful de la care se porneste (nu mai este varful 1 este un varful sursa). </text:span><text:span text:style-name="T58">Asadar j parcurge toate varfurile mai putin varful sursa. Functia returneaza valoarea </text:span><text:span text:style-name="T23">λ</text:span><text:span text:style-name="T15">destinatie</text:span><text:span text:style-name="T47"> </text:span><text:span text:style-name="T59">deoarece pe acea pozitie se afla valoarea minima dintre valorile drumurilor care pornesc din sursa si se termina </text:span><text:span text:style-name="T60">in destinatie.</text:span></text:p>
      <text:p text:style-name="P51"><text:span text:style-name="T60">I</text:span><text:span text:style-name="T17">n cazul in care sursa este inlocuit cu 1 se obtine un algoritm echivlent cu cel dat la curs.</text:span></text:p>
      <text:h text:style-name="P5" text:outline-level="1">Cod sursa (C#)</text:h>
      <text:p text:style-name="P13"><text:span text:style-name="T62">static</text:span><text:span text:style-name="T68"> </text:span><text:span text:style-name="T62">public</text:span><text:span text:style-name="T68"> </text:span><text:span text:style-name="T62">double</text:span><text:span text:style-name="T68"> </text:span><text:span text:style-name="T63">Yen</text:span><text:span text:style-name="T68">(</text:span><text:span text:style-name="T65">IReadOnlyList</text:span><text:span text:style-name="T63">&lt;</text:span><text:span text:style-name="T65">IReadOnlyDictionary</text:span><text:span text:style-name="T63">&lt;</text:span><text:span text:style-name="T62">int</text:span><text:span text:style-name="T68">, </text:span><text:span text:style-name="T62">double</text:span><text:span text:style-name="T63">&gt;&gt;</text:span><text:span text:style-name="T68"> </text:span><text:span text:style-name="T63">predecessorsLists</text:span><text:span text:style-name="T68">,</text:span></text:p>
      <text:p text:style-name="P13"><text:span text:style-name="T68"><text:s text:c="25"/></text:span><text:span text:style-name="T62">int</text:span><text:span text:style-name="T68"> </text:span><text:span text:style-name="T63">sourcePeek</text:span><text:span text:style-name="T68">, </text:span><text:span text:style-name="T62">int</text:span><text:span text:style-name="T68"> </text:span><text:span text:style-name="T63">destinationPeek</text:span><text:span text:style-name="T68">)</text:span></text:p>
      <text:p text:style-name="Preformatted_20_Text"><text:span text:style-name="T68">{</text:span></text:p>
      <text:p text:style-name="Preformatted_20_Text"><text:span text:style-name="T68"><text:s text:c="4"/></text:span><text:span text:style-name="T62">if</text:span><text:span text:style-name="T68"> (</text:span><text:span text:style-name="T63">predecessorsLists</text:span><text:span text:style-name="T68"> </text:span><text:span text:style-name="T63">!=</text:span><text:span text:style-name="T68"> </text:span><text:span text:style-name="T62">null</text:span><text:span text:style-name="T68">)</text:span></text:p>
      <text:p text:style-name="Preformatted_20_Text"><text:span text:style-name="T68"><text:s text:c="8"/></text:span><text:span text:style-name="T62">if</text:span><text:span text:style-name="T68"> (</text:span><text:span text:style-name="T63">predecessorsLists.Count</text:span><text:span text:style-name="T68"> </text:span><text:span text:style-name="T63">&gt;</text:span><text:span text:style-name="T68"> </text:span><text:span text:style-name="T66">0</text:span><text:span text:style-name="T68">)</text:span></text:p>
      <text:p text:style-name="Preformatted_20_Text"><text:span text:style-name="T68"><text:s text:c="12"/></text:span><text:span text:style-name="T62">if</text:span><text:span text:style-name="T68"> (</text:span><text:span text:style-name="T66">0</text:span><text:span text:style-name="T68"> </text:span><text:span text:style-name="T63">&lt;=</text:span><text:span text:style-name="T68"> </text:span><text:span text:style-name="T63">sourcePeek</text:span></text:p>
      <text:p text:style-name="Preformatted_20_Text"><text:span text:style-name="T68"><text:s text:c="16"/></text:span><text:span text:style-name="T63">&amp;&amp;</text:span><text:span text:style-name="T68"> </text:span><text:span text:style-name="T63">sourcePeek</text:span><text:span text:style-name="T68"> </text:span><text:span text:style-name="T63">&lt;</text:span><text:span text:style-name="T68"> </text:span><text:span text:style-name="T63">predecessorsLists.Count</text:span><text:span text:style-name="T68">)</text:span></text:p>
      <text:p text:style-name="Preformatted_20_Text"><text:span text:style-name="T68"><text:s text:c="16"/></text:span><text:span text:style-name="T62">if</text:span><text:span text:style-name="T68"> (</text:span><text:span text:style-name="T66">0</text:span><text:span text:style-name="T68"> </text:span><text:span text:style-name="T63">&lt;=</text:span><text:span text:style-name="T68"> </text:span><text:span text:style-name="T63">destinationPeek</text:span></text:p>
      <text:p text:style-name="Preformatted_20_Text"><text:span text:style-name="T68"><text:s text:c="20"/></text:span><text:span text:style-name="T63">&amp;&amp;</text:span><text:span text:style-name="T68"> </text:span><text:span text:style-name="T63">destinationPeek</text:span><text:span text:style-name="T68"> </text:span><text:span text:style-name="T63">&lt;</text:span><text:span text:style-name="T68"> </text:span><text:span text:style-name="T63">predecessorsLists.Count</text:span><text:span text:style-name="T68">)</text:span></text:p>
      <text:p text:style-name="Preformatted_20_Text"><text:span text:style-name="T68"><text:s text:c="16"/>{</text:span></text:p>
      <text:p text:style-name="Preformatted_20_Text"><text:span text:style-name="T68"><text:s text:c="20"/></text:span><text:span text:style-name="T65">List</text:span><text:span text:style-name="T63">&lt;</text:span><text:span text:style-name="T62">int</text:span><text:span text:style-name="T63">&gt;</text:span><text:span text:style-name="T68"> </text:span><text:span text:style-name="T63">allPeeksExceptSource</text:span><text:span text:style-name="T68"> </text:span><text:span text:style-name="T63">=</text:span><text:span text:style-name="T68"> </text:span><text:span text:style-name="T62">new</text:span><text:span text:style-name="T68"> </text:span><text:span text:style-name="T65">List</text:span><text:span text:style-name="T63">&lt;</text:span><text:span text:style-name="T62">int</text:span><text:span text:style-name="T63">&gt;</text:span><text:span text:style-name="T68">();</text:span></text:p>
      <text:p text:style-name="Preformatted_20_Text"><text:span text:style-name="T68"><text:s text:c="20"/></text:span><text:span text:style-name="T62">double</text:span><text:span text:style-name="T68">[] </text:span><text:span text:style-name="T63">minimumRoadValues</text:span><text:span text:style-name="T68"> </text:span><text:span text:style-name="T63">=</text:span><text:span text:style-name="T68"> </text:span><text:span text:style-name="T62">new</text:span><text:span text:style-name="T68"> </text:span><text:span text:style-name="T62">double</text:span><text:span text:style-name="T68">[</text:span><text:span text:style-name="T63">predecessorsLists.Count</text:span><text:span text:style-name="T68">];</text:span></text:p>
      <text:p text:style-name="Preformatted_20_Text"/>
      <text:p text:style-name="Preformatted_20_Text"><text:span text:style-name="T68"><text:s text:c="20"/></text:span><text:span text:style-name="T62">for</text:span><text:span text:style-name="T68"> (</text:span><text:span text:style-name="T62">int</text:span><text:span text:style-name="T68"> </text:span><text:span text:style-name="T63">peek</text:span><text:span text:style-name="T68"> </text:span><text:span text:style-name="T63">=</text:span><text:span text:style-name="T68"> </text:span><text:span text:style-name="T66">0</text:span><text:span text:style-name="T68">; </text:span><text:span text:style-name="T63">peek</text:span><text:span text:style-name="T68"> </text:span><text:span text:style-name="T63">&lt;</text:span><text:span text:style-name="T68"> </text:span><text:span text:style-name="T63">minimumRoadValues.Length</text:span><text:span text:style-name="T68">; </text:span><text:span text:style-name="T63">peek++</text:span><text:span text:style-name="T68">)</text:span></text:p>
      <text:p text:style-name="Preformatted_20_Text"><text:span text:style-name="T68"><text:s text:c="24"/></text:span><text:span text:style-name="T62">if</text:span><text:span text:style-name="T68"> (</text:span><text:span text:style-name="T63">peek</text:span><text:span text:style-name="T68"> </text:span><text:span text:style-name="T63">==</text:span><text:span text:style-name="T68"> </text:span><text:span text:style-name="T63">sourcePeek</text:span><text:span text:style-name="T68">)</text:span></text:p>
      <text:p text:style-name="Preformatted_20_Text"><text:span text:style-name="T68"><text:s text:c="28"/></text:span><text:span text:style-name="T63">minimumRoadValues</text:span><text:span text:style-name="T68">[</text:span><text:span text:style-name="T63">peek</text:span><text:span text:style-name="T68">] </text:span><text:span text:style-name="T63">=</text:span><text:span text:style-name="T68"> </text:span><text:span text:style-name="T66">0</text:span><text:span text:style-name="T68">;</text:span></text:p>
      <text:p text:style-name="Preformatted_20_Text"><text:span text:style-name="T68"><text:s text:c="24"/></text:span><text:span text:style-name="T62">else</text:span></text:p>
      <text:p text:style-name="Preformatted_20_Text"><text:span text:style-name="T68"><text:s text:c="24"/>{</text:span></text:p>
      <text:p text:style-name="Preformatted_20_Text"><text:span text:style-name="T68"><text:s text:c="28"/></text:span><text:span text:style-name="T63">allPeeksExceptSource.Add</text:span><text:span text:style-name="T68">(</text:span><text:span text:style-name="T63">peek</text:span><text:span text:style-name="T68">);</text:span></text:p>
      <text:p text:style-name="P14"><text:span text:style-name="T68"><text:s text:c="28"/></text:span><text:span text:style-name="T62">if</text:span><text:span text:style-name="T68"> (</text:span><text:span text:style-name="T63">!predecessorsLists</text:span><text:span text:style-name="T68">[</text:span><text:span text:style-name="T63">peek</text:span><text:span text:style-name="T68">]</text:span><text:span text:style-name="T63">.TryGetValue</text:span><text:span text:style-name="T68">(</text:span><text:span text:style-name="T63">sourcePeek</text:span><text:span text:style-name="T68">,</text:span></text:p>
      <text:p text:style-name="P14"><text:span text:style-name="T68"><text:s text:c="32"/></text:span><text:span text:style-name="T62">out</text:span><text:span text:style-name="T68"> </text:span><text:span text:style-name="T63">minimumRoadValues</text:span><text:span text:style-name="T68">[</text:span><text:span text:style-name="T63">peek</text:span><text:span text:style-name="T68">]))</text:span></text:p>
      <text:p text:style-name="Preformatted_20_Text"><text:span text:style-name="T68"><text:s text:c="32"/></text:span><text:span text:style-name="T63">minimumRoadValues</text:span><text:span text:style-name="T68">[</text:span><text:span text:style-name="T63">peek</text:span><text:span text:style-name="T68">] </text:span><text:span text:style-name="T63">=</text:span><text:span text:style-name="T68"> </text:span><text:span text:style-name="T62">double</text:span><text:span text:style-name="T63">.PositiveInfinity</text:span><text:span text:style-name="T68">;</text:span></text:p>
      <text:p text:style-name="Preformatted_20_Text"><text:span text:style-name="T68"><text:s text:c="24"/>}</text:span></text:p>
      <text:p text:style-name="Preformatted_20_Text"/>
      <text:p text:style-name="Preformatted_20_Text"><text:span text:style-name="T68"><text:s text:c="20"/></text:span><text:span text:style-name="T62">bool</text:span><text:span text:style-name="T68"> </text:span><text:span text:style-name="T63">foundASmallerRoadValue</text:span><text:span text:style-name="T68">;</text:span></text:p>
      <text:p text:style-name="Preformatted_20_Text"/>
      <text:p text:style-name="Preformatted_20_Text"><text:span text:style-name="T68"><text:s text:c="20"/></text:span><text:span text:style-name="T62">do</text:span></text:p>
      <text:p text:style-name="Preformatted_20_Text"><text:span text:style-name="T68"><text:s text:c="20"/>{</text:span></text:p>
      <text:p text:style-name="Preformatted_20_Text"><text:span text:style-name="T68"><text:s text:c="24"/></text:span><text:span text:style-name="T63">foundASmallerRoadValue</text:span><text:span text:style-name="T68"> </text:span><text:span text:style-name="T63">=</text:span><text:span text:style-name="T68"> </text:span><text:span text:style-name="T62">false</text:span><text:span text:style-name="T68">;</text:span></text:p>
      <text:p text:style-name="Preformatted_20_Text"/>
      <text:p text:style-name="P15"><text:span text:style-name="T68"><text:s text:c="24"/></text:span><text:span text:style-name="T62">for</text:span><text:span text:style-name="T68"> (</text:span><text:span text:style-name="T62">int</text:span><text:span text:style-name="T68"> </text:span><text:span text:style-name="T63">peekIndex</text:span><text:span text:style-name="T68"> </text:span><text:span text:style-name="T63">=</text:span><text:span text:style-name="T68"> </text:span><text:span text:style-name="T66">0</text:span><text:span text:style-name="T68">;</text:span></text:p>
      <text:p text:style-name="P16"><text:span text:style-name="T68"><text:s text:c="29"/></text:span><text:span text:style-name="T63">peekIndex</text:span><text:span text:style-name="T68"> </text:span><text:span text:style-name="T63">&lt;</text:span><text:span text:style-name="T68"> </text:span><text:span text:style-name="T63">allPeeksExceptSource.Count</text:span><text:span text:style-name="T68">;</text:span></text:p>
      <text:p text:style-name="P16"><text:span text:style-name="T68"><text:s text:c="29"/></text:span><text:span text:style-name="T63">peekIndex++</text:span><text:span text:style-name="T68">)</text:span></text:p>
      <text:p text:style-name="P17"><text:span text:style-name="T68"><text:s text:c="28"/></text:span><text:span text:style-name="T62">foreach</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 </text:span><text:span text:style-name="T63">predecessor</text:span></text:p>
      <text:p text:style-name="P17"><text:span text:style-name="T68"><text:s text:c="37"/></text:span><text:span text:style-name="T62">in</text:span><text:span text:style-name="T68"> </text:span><text:span text:style-name="T63">predecessorsLists</text:span><text:span text:style-name="T68">[</text:span><text:span text:style-name="T63">allPeeksExceptSource</text:span><text:span text:style-name="T68">[</text:span><text:span text:style-name="T63">peekIndex</text:span><text:span text:style-name="T68">]])</text:span></text:p>
      <text:p text:style-name="P18"><text:span text:style-name="T68"><text:s text:c="32"/></text:span><text:span text:style-name="T62">if</text:span><text:span text:style-name="T68"> (</text:span><text:span text:style-name="T63">minimumRoadValues</text:span><text:span text:style-name="T68">[</text:span><text:span text:style-name="T63">predecessor.Key</text:span><text:span text:style-name="T68">] </text:span><text:span text:style-name="T63">+</text:span><text:span text:style-name="T68"> </text:span><text:span text:style-name="T63">predecessor.Value</text:span></text:p>
      <text:p text:style-name="P18"><text:span text:style-name="T68"><text:s text:c="36"/></text:span><text:span text:style-name="T63">&lt;</text:span><text:span text:style-name="T68"> </text:span><text:span text:style-name="T63">minimumRoadValues</text:span><text:span text:style-name="T68">[</text:span><text:span text:style-name="T63">allPeeksExceptSource</text:span><text:span text:style-name="T68">[</text:span><text:span text:style-name="T63">peekIndex</text:span><text:span text:style-name="T68">]])</text:span></text:p>
      <text:p text:style-name="Preformatted_20_Text"><text:span text:style-name="T68"><text:s text:c="32"/>{</text:span></text:p>
      <text:p text:style-name="P19"><text:span text:style-name="T68"><text:s text:c="36"/></text:span><text:span text:style-name="T63">minimumRoadValues</text:span><text:span text:style-name="T68">[</text:span><text:span text:style-name="T63">allPeeksExceptSource</text:span><text:span text:style-name="T68">[</text:span><text:span text:style-name="T63">peekIndex</text:span><text:span text:style-name="T68">]]</text:span></text:p>
      <text:p text:style-name="P19"><text:span text:style-name="T68"><text:s text:c="40"/></text:span><text:span text:style-name="T63">=</text:span><text:span text:style-name="T68"> </text:span><text:span text:style-name="T63">minimumRoadValues</text:span><text:span text:style-name="T68">[</text:span><text:span text:style-name="T63">predecessor.Key</text:span><text:span text:style-name="T68">]</text:span></text:p>
      <text:p text:style-name="P19"><text:span text:style-name="T68"><text:s text:c="42"/></text:span><text:span text:style-name="T63">+</text:span><text:span text:style-name="T68"> </text:span><text:span text:style-name="T63">predecessor.Value</text:span><text:span text:style-name="T68">;</text:span></text:p>
      <text:p text:style-name="Preformatted_20_Text"><text:span text:style-name="T68"><text:s text:c="36"/></text:span><text:span text:style-name="T63">foundASmallerRoadValue</text:span><text:span text:style-name="T68"> </text:span><text:span text:style-name="T63">=</text:span><text:span text:style-name="T68"> </text:span><text:span text:style-name="T62">true</text:span><text:span text:style-name="T68">;</text:span></text:p>
      <text:p text:style-name="Preformatted_20_Text"><text:span text:style-name="T68"><text:s text:c="32"/>}</text:span></text:p>
      <text:p text:style-name="Preformatted_20_Text"/>
      <text:p text:style-name="P20"><text:soft-page-break/><text:span text:style-name="T68"><text:s text:c="24"/></text:span><text:span text:style-name="T62">for</text:span><text:span text:style-name="T68"> (</text:span><text:span text:style-name="T62">int</text:span><text:span text:style-name="T68"> </text:span><text:span text:style-name="T63">peekIndex</text:span><text:span text:style-name="T68"> </text:span><text:span text:style-name="T63">=</text:span><text:span text:style-name="T68"> </text:span><text:span text:style-name="T63">allPeeksExceptSource.Count</text:span><text:span text:style-name="T68"> </text:span><text:span text:style-name="T63">–</text:span><text:span text:style-name="T68"> </text:span><text:span text:style-name="T66">1</text:span><text:span text:style-name="T68">;</text:span></text:p>
      <text:p text:style-name="P20"><text:span text:style-name="T68"><text:s text:c="29"/></text:span><text:span text:style-name="T63">peekIndex</text:span><text:span text:style-name="T68"> </text:span><text:span text:style-name="T63">&gt;=</text:span><text:span text:style-name="T68"> </text:span><text:span text:style-name="T66">0</text:span><text:span text:style-name="T68">;</text:span></text:p>
      <text:p text:style-name="P20"><text:span text:style-name="T68"><text:s text:c="29"/></text:span><text:span text:style-name="T63">peekIndex--</text:span><text:span text:style-name="T68">)</text:span></text:p>
      <text:p text:style-name="P21"><text:span text:style-name="T68"><text:s text:c="28"/></text:span><text:span text:style-name="T62">foreach</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 </text:span><text:span text:style-name="T63">predecessor</text:span></text:p>
      <text:p text:style-name="P21"><text:span text:style-name="T68"><text:s text:c="37"/></text:span><text:span text:style-name="T62">in</text:span><text:span text:style-name="T68"> </text:span><text:span text:style-name="T63">predecessorsLists</text:span><text:span text:style-name="T68">[</text:span><text:span text:style-name="T63">allPeeksExceptSource</text:span><text:span text:style-name="T68">[</text:span><text:span text:style-name="T63">peekIndex</text:span><text:span text:style-name="T68">]])</text:span></text:p>
      <text:p text:style-name="P22"><text:span text:style-name="T68"><text:s text:c="32"/></text:span><text:span text:style-name="T62">if</text:span><text:span text:style-name="T68"> (</text:span><text:span text:style-name="T63">minimumRoadValues</text:span><text:span text:style-name="T68">[</text:span><text:span text:style-name="T63">predecessor.Key</text:span><text:span text:style-name="T68">] </text:span><text:span text:style-name="T63">+</text:span><text:span text:style-name="T68"> </text:span><text:span text:style-name="T63">predecessor.Value</text:span></text:p>
      <text:p text:style-name="P22"><text:span text:style-name="T68"><text:s text:c="36"/></text:span><text:span text:style-name="T63">&lt;</text:span><text:span text:style-name="T68"> </text:span><text:span text:style-name="T63">minimumRoadValues</text:span><text:span text:style-name="T68">[</text:span><text:span text:style-name="T63">allPeeksExceptSource</text:span><text:span text:style-name="T68">[</text:span><text:span text:style-name="T63">peekIndex</text:span><text:span text:style-name="T68">]])</text:span></text:p>
      <text:p text:style-name="Preformatted_20_Text"><text:span text:style-name="T68"><text:s text:c="32"/>{</text:span></text:p>
      <text:p text:style-name="P23"><text:span text:style-name="T68"><text:s text:c="36"/></text:span><text:span text:style-name="T63">minimumRoadValues</text:span><text:span text:style-name="T68">[</text:span><text:span text:style-name="T63">allPeeksExceptSource</text:span><text:span text:style-name="T68">[</text:span><text:span text:style-name="T63">peekIndex</text:span><text:span text:style-name="T68">]]</text:span></text:p>
      <text:p text:style-name="P23"><text:span text:style-name="T68"><text:s text:c="40"/></text:span><text:span text:style-name="T63">=</text:span><text:span text:style-name="T68"> </text:span><text:span text:style-name="T63">minimumRoadValues</text:span><text:span text:style-name="T68">[</text:span><text:span text:style-name="T63">predecessor.Key</text:span><text:span text:style-name="T68">]</text:span></text:p>
      <text:p text:style-name="P23"><text:span text:style-name="T68"><text:s text:c="42"/></text:span><text:span text:style-name="T63">+</text:span><text:span text:style-name="T68"> </text:span><text:span text:style-name="T63">predecessor.Value</text:span><text:span text:style-name="T68">;</text:span></text:p>
      <text:p text:style-name="Preformatted_20_Text"><text:span text:style-name="T68"><text:s text:c="36"/></text:span><text:span text:style-name="T63">foundASmallerRoadValue</text:span><text:span text:style-name="T68"> </text:span><text:span text:style-name="T63">=</text:span><text:span text:style-name="T68"> </text:span><text:span text:style-name="T62">true</text:span><text:span text:style-name="T68">;</text:span></text:p>
      <text:p text:style-name="Preformatted_20_Text"><text:span text:style-name="T68"><text:s text:c="32"/>}</text:span></text:p>
      <text:p text:style-name="Preformatted_20_Text"><text:span text:style-name="T68"><text:s text:c="20"/>} </text:span><text:span text:style-name="T62">while</text:span><text:span text:style-name="T68"> (</text:span><text:span text:style-name="T63">foundASmallerRoadValue</text:span><text:span text:style-name="T68">);</text:span></text:p>
      <text:p text:style-name="Preformatted_20_Text"/>
      <text:p text:style-name="Preformatted_20_Text"><text:span text:style-name="T68"><text:s text:c="20"/></text:span><text:span text:style-name="T62">return</text:span><text:span text:style-name="T68"> </text:span><text:span text:style-name="T63">minimumRoadValues</text:span><text:span text:style-name="T68">[</text:span><text:span text:style-name="T63">destinationPeek</text:span><text:span text:style-name="T68">];</text:span></text:p>
      <text:p text:style-name="Preformatted_20_Text"><text:span text:style-name="T68"><text:s text:c="16"/>}</text:span></text:p>
      <text:p text:style-name="Preformatted_20_Text"><text:span text:style-name="T68"><text:s text:c="16"/></text:span><text:span text:style-name="T62">else</text:span></text:p>
      <text:p text:style-name="Preformatted_20_Text"><text:span text:style-name="T68"><text:s text:c="20"/></text:span><text:span text:style-name="T62">throw</text:span><text:span text:style-name="T68"> </text:span><text:span text:style-name="T62">new</text:span><text:span text:style-name="T68"> </text:span><text:span text:style-name="T65">ArgumentOutOfRangeException</text:span><text:span text:style-name="T68">(</text:span><text:span text:style-name="T66">"destinationPeek"</text:span><text:span text:style-name="T68">);</text:span></text:p>
      <text:p text:style-name="Preformatted_20_Text"><text:span text:style-name="T68"><text:s text:c="12"/></text:span><text:span text:style-name="T62">else</text:span></text:p>
      <text:p text:style-name="Preformatted_20_Text"><text:span text:style-name="T68"><text:s text:c="16"/></text:span><text:span text:style-name="T62">throw</text:span><text:span text:style-name="T68"> </text:span><text:span text:style-name="T62">new</text:span><text:span text:style-name="T68"> </text:span><text:span text:style-name="T65">ArgumentOutOfRangeException</text:span><text:span text:style-name="T68">(</text:span><text:span text:style-name="T66">"sourcePeek"</text:span><text:span text:style-name="T68">);</text:span></text:p>
      <text:p text:style-name="Preformatted_20_Text"><text:span text:style-name="T68"><text:s text:c="8"/></text:span><text:span text:style-name="T62">else</text:span></text:p>
      <text:p text:style-name="Preformatted_20_Text"><text:span text:style-name="T68"><text:s text:c="12"/></text:span><text:span text:style-name="T62">throw</text:span><text:span text:style-name="T68"> </text:span><text:span text:style-name="T62">new</text:span><text:span text:style-name="T68"> </text:span><text:span text:style-name="T65">ArgumentException</text:span><text:span text:style-name="T68">(</text:span><text:span text:style-name="T66">"The graph is empty!"</text:span><text:span text:style-name="T68">);</text:span></text:p>
      <text:p text:style-name="Preformatted_20_Text"><text:span text:style-name="T68"><text:s text:c="4"/></text:span><text:span text:style-name="T62">else</text:span></text:p>
      <text:p text:style-name="Preformatted_20_Text"><text:span text:style-name="T68"><text:s text:c="8"/></text:span><text:span text:style-name="T62">throw</text:span><text:span text:style-name="T68"> </text:span><text:span text:style-name="T62">new</text:span><text:span text:style-name="T68"> </text:span><text:span text:style-name="T65">ArgumentNullException</text:span><text:span text:style-name="T68">(</text:span><text:span text:style-name="T66">"predecessorsLists"</text:span><text:span text:style-name="T68">);</text:span></text:p>
      <text:p text:style-name="Preformatted_20_Text"><text:span text:style-name="T68">}</text:span></text:p>
      <text:h text:style-name="Heading_20_1" text:outline-level="1">Date de test</text:h>
      <text:p text:style-name="Preformatted_20_Text"><text:span text:style-name="T67">[</text:span><text:span text:style-name="T64">TestClass</text:span><text:span text:style-name="T67">]</text:span></text:p>
      <text:p text:style-name="Preformatted_20_Text"><text:span text:style-name="T62">public</text:span><text:span text:style-name="T68"> </text:span><text:span text:style-name="T62">class</text:span><text:span text:style-name="T68"> </text:span><text:span text:style-name="T65">MinRoadsTests</text:span></text:p>
      <text:p text:style-name="Preformatted_20_Text"><text:span text:style-name="T68">{</text:span></text:p>
      <text:p text:style-name="Preformatted_20_Text"><text:span text:style-name="T68"><text:s text:c="4"/>[</text:span><text:span text:style-name="T65">TestClass</text:span><text:span text:style-name="T68">]</text:span></text:p>
      <text:p text:style-name="Preformatted_20_Text"><text:span text:style-name="T68"><text:s text:c="4"/></text:span><text:span text:style-name="T62">public</text:span><text:span text:style-name="T68"> </text:span><text:span text:style-name="T62">class</text:span><text:span text:style-name="T68"> </text:span><text:span text:style-name="T65">YenTests</text:span></text:p>
      <text:p text:style-name="Preformatted_20_Text"><text:span text:style-name="T68"><text:s text:c="4"/>{</text:span></text:p>
      <text:p text:style-name="P24"><text:span text:style-name="T68"><text:s text:c="8"/></text:span><text:span text:style-name="T62">static</text:span><text:span text:style-name="T68"> </text:span><text:span text:style-name="T62">private</text:span><text:span text:style-name="T68"> </text:span><text:span text:style-name="T62">readonly</text:span><text:span text:style-name="T68"> </text:span><text:span text:style-name="T65">IReadOnlyList</text:span><text:span text:style-name="T63">&lt;</text:span><text:span text:style-name="T65">IReadOnlyDictionary</text:span><text:span text:style-name="T63">&lt;</text:span><text:span text:style-name="T62">int</text:span><text:span text:style-name="T68">, </text:span><text:span text:style-name="T62">double</text:span><text:span text:style-name="T63">&gt;&gt;</text:span></text:p>
      <text:p text:style-name="P24"><text:span text:style-name="T68"><text:s text:c="12"/></text:span><text:span text:style-name="T63">_onePeekGraph</text:span><text:span text:style-name="T68"> </text:span><text:span text:style-name="T63">=</text:span><text:span text:style-name="T68"> </text:span><text:span text:style-name="T62">new</text:span><text:span text:style-name="T68">[]</text:span></text:p>
      <text:p text:style-name="Preformatted_20_Text"><text:span text:style-name="T68"><text:s text:c="8"/>{</text:span></text:p>
      <text:p text:style-name="P25"><text:span text:style-name="T68"><text:s text:c="12"/></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text:span></text:p>
      <text:p text:style-name="P25"><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8"/>};</text:span></text:p>
      <text:p text:style-name="P26"><text:span text:style-name="T68"><text:s text:c="8"/></text:span><text:span text:style-name="T62">static</text:span><text:span text:style-name="T68"> </text:span><text:span text:style-name="T62">private</text:span><text:span text:style-name="T68"> </text:span><text:span text:style-name="T62">readonly</text:span><text:span text:style-name="T68"> </text:span><text:span text:style-name="T65">IReadOnlyList</text:span><text:span text:style-name="T63">&lt;</text:span><text:span text:style-name="T65">IReadOnlyDictionary</text:span><text:span text:style-name="T63">&lt;</text:span><text:span text:style-name="T62">int</text:span><text:span text:style-name="T68">, </text:span><text:span text:style-name="T62">double</text:span><text:span text:style-name="T63">&gt;&gt;</text:span></text:p>
      <text:p text:style-name="P26"><text:span text:style-name="T63"><text:s text:c="12"/>_twoPeekGraph</text:span><text:span text:style-name="T68"> </text:span><text:span text:style-name="T63">=</text:span><text:span text:style-name="T68"> </text:span><text:span text:style-name="T62">new</text:span><text:span text:style-name="T68">[]</text:span></text:p>
      <text:p text:style-name="Preformatted_20_Text"><text:span text:style-name="T68"><text:s text:c="8"/>{</text:span></text:p>
      <text:p text:style-name="P27"><text:span text:style-name="T68"><text:s text:c="12"/></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text:span></text:p>
      <text:p text:style-name="P27"><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
      <text:p text:style-name="P28"><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 </text:span><text:span text:style-name="T66">1</text:span><text:span text:style-name="T68">) }</text:span></text:p>
      <text:p text:style-name="P28"><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8"/>};</text:span></text:p>
      <text:p text:style-name="P28"><text:span text:style-name="T68"><text:s text:c="8"/></text:span><text:span text:style-name="T62">static</text:span><text:span text:style-name="T68"> </text:span><text:span text:style-name="T62">private</text:span><text:span text:style-name="T68"> </text:span><text:span text:style-name="T62">readonly</text:span><text:span text:style-name="T68"> </text:span><text:span text:style-name="T65">IReadOnlyList</text:span><text:span text:style-name="T63">&lt;</text:span><text:span text:style-name="T65">IReadOnlyDictionary</text:span><text:span text:style-name="T63">&lt;</text:span><text:span text:style-name="T62">int</text:span><text:span text:style-name="T68">, </text:span><text:span text:style-name="T62">double</text:span><text:span text:style-name="T63">&gt;&gt;</text:span></text:p>
      <text:p text:style-name="P28"><text:span text:style-name="T68"><text:s text:c="12"/></text:span><text:span text:style-name="T63">_fourPeekGraphWithTwoRoutesEqualInLength</text:span><text:span text:style-name="T68"> </text:span><text:span text:style-name="T63">=</text:span><text:span text:style-name="T68"> </text:span><text:span text:style-name="T62">new</text:span><text:span text:style-name="T68">[]</text:span></text:p>
      <text:p text:style-name="Preformatted_20_Text"><text:span text:style-name="T68"><text:s text:c="8"/>{ <text:s text:c="2"/></text:span></text:p>
      <text:p text:style-name="P29"><text:span text:style-name="T68"><text:s text:c="12"/></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text:span></text:p>
      <text:p text:style-name="P29"><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
      <text:p text:style-name="P30"><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 </text:span><text:span text:style-name="T66">1</text:span><text:span text:style-name="T68">) }</text:span></text:p>
      <text:p text:style-name="P30"><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15"/></text:span></text:p>
      <text:p text:style-name="P31"><text:soft-page-break/><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 </text:span><text:span text:style-name="T66">1</text:span><text:span text:style-name="T68">) }</text:span></text:p>
      <text:p text:style-name="P31"><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15"/></text:span></text:p>
      <text:p text:style-name="P32"><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2</text:span><text:span text:style-name="T68">, </text:span><text:span text:style-name="T66">1</text:span><text:span text:style-name="T68">),</text:span></text:p>
      <text:p text:style-name="P32"><text:span text:style-name="T68"><text:s text:c="21"/></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3</text:span><text:span text:style-name="T68">, </text:span><text:span text:style-name="T66">2</text:span><text:span text:style-name="T68">) }</text:span></text:p>
      <text:p text:style-name="P32"><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8"/>};</text:span></text:p>
      <text:p text:style-name="P33"><text:span text:style-name="T68"><text:s text:c="8"/></text:span><text:span text:style-name="T62">static</text:span><text:span text:style-name="T68"> </text:span><text:span text:style-name="T62">private</text:span><text:span text:style-name="T68"> </text:span><text:span text:style-name="T62">readonly</text:span><text:span text:style-name="T68"> </text:span><text:span text:style-name="T65">IReadOnlyList</text:span><text:span text:style-name="T63">&lt;</text:span><text:span text:style-name="T65">IReadOnlyDictionary</text:span><text:span text:style-name="T63">&lt;</text:span><text:span text:style-name="T62">int</text:span><text:span text:style-name="T68">, </text:span><text:span text:style-name="T62">double</text:span><text:span text:style-name="T63">&gt;&gt;</text:span></text:p>
      <text:p text:style-name="P33"><text:span text:style-name="T68"><text:s text:c="12"/></text:span><text:span text:style-name="T63">_fivePeekGraphWithACycle</text:span><text:span text:style-name="T68"> </text:span><text:span text:style-name="T63">=</text:span><text:span text:style-name="T68"> </text:span><text:span text:style-name="T62">new</text:span><text:span text:style-name="T68">[]</text:span></text:p>
      <text:p text:style-name="Preformatted_20_Text"><text:span text:style-name="T68"><text:s text:c="8"/>{ <text:s text:c="2"/></text:span></text:p>
      <text:p text:style-name="P34"><text:span text:style-name="T68"><text:s text:c="12"/></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text:span></text:p>
      <text:p text:style-name="P34"><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
      <text:p text:style-name="P34"><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 </text:span><text:span text:style-name="T66">1</text:span><text:span text:style-name="T68">),</text:span></text:p>
      <text:p text:style-name="P34"><text:span text:style-name="T68"><text:s text:c="21"/></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3</text:span><text:span text:style-name="T68">, </text:span><text:span text:style-name="T66">1</text:span><text:span text:style-name="T68">) }</text:span></text:p>
      <text:p text:style-name="P34"><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15"/></text:span></text:p>
      <text:p text:style-name="P35"><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1</text:span><text:span text:style-name="T68">, </text:span><text:span text:style-name="T66">1</text:span><text:span text:style-name="T68">) }</text:span></text:p>
      <text:p text:style-name="P35"><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15"/></text:span></text:p>
      <text:p text:style-name="P35"><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2</text:span><text:span text:style-name="T68">, </text:span><text:span text:style-name="T66">1</text:span><text:span text:style-name="T68">) }</text:span></text:p>
      <text:p text:style-name="P35"><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15"/></text:span></text:p>
      <text:p text:style-name="P35"><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1</text:span><text:span text:style-name="T68">, </text:span><text:span text:style-name="T66">1</text:span><text:span text:style-name="T68">) }</text:span></text:p>
      <text:p text:style-name="P35"><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8"/>};</text:span></text:p>
      <text:p text:style-name="P36"><text:span text:style-name="T68"><text:s text:c="8"/></text:span><text:span text:style-name="T62">static</text:span><text:span text:style-name="T68"> </text:span><text:span text:style-name="T62">private</text:span><text:span text:style-name="T68"> </text:span><text:span text:style-name="T62">readonly</text:span><text:span text:style-name="T68"> </text:span><text:span text:style-name="T65">IReadOnlyList</text:span><text:span text:style-name="T63">&lt;</text:span><text:span text:style-name="T65">IReadOnlyDictionary</text:span><text:span text:style-name="T63">&lt;</text:span><text:span text:style-name="T62">int</text:span><text:span text:style-name="T68">, </text:span><text:span text:style-name="T62">double</text:span><text:span text:style-name="T63">&gt;&gt;</text:span></text:p>
      <text:p text:style-name="P36"><text:span text:style-name="T68"><text:s text:c="12"/></text:span><text:span text:style-name="T63">_fivePeekGraphWithARouteLongerThanTheOtherButCheaper</text:span><text:span text:style-name="T68"> </text:span><text:span text:style-name="T63">=</text:span><text:span text:style-name="T68"> </text:span><text:span text:style-name="T62">new</text:span><text:span text:style-name="T68">[]</text:span></text:p>
      <text:p text:style-name="Preformatted_20_Text"><text:span text:style-name="T68"><text:s text:c="8"/>{ <text:s text:c="2"/></text:span></text:p>
      <text:p text:style-name="P37"><text:span text:style-name="T68"><text:s text:c="12"/></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text:span></text:p>
      <text:p text:style-name="P37"><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
      <text:p text:style-name="P38"><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 </text:span><text:span text:style-name="T66">2</text:span><text:span text:style-name="T68">) }</text:span></text:p>
      <text:p text:style-name="P38"><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15"/></text:span></text:p>
      <text:p text:style-name="P39"><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1</text:span><text:span text:style-name="T68">, </text:span><text:span text:style-name="T66">1</text:span><text:span text:style-name="T68">) }</text:span></text:p>
      <text:p text:style-name="P39"><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15"/></text:span></text:p>
      <text:p text:style-name="P40"><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2</text:span><text:span text:style-name="T68">, </text:span><text:span text:style-name="T66">1</text:span><text:span text:style-name="T68">),</text:span></text:p>
      <text:p text:style-name="P41"><text:span text:style-name="T68"><text:s text:c="21"/></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4</text:span><text:span text:style-name="T68">, </text:span><text:span text:style-name="T66">10</text:span><text:span text:style-name="T68">) }</text:span></text:p>
      <text:p text:style-name="P41"><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15"/></text:span></text:p>
      <text:p text:style-name="P42"><text:span text:style-name="T68"><text:s text:c="12"/></text:span><text:span text:style-name="T62">new</text:span><text:span text:style-name="T68"> [] { </text:span><text:span text:style-name="T62">new</text:span><text:span text:style-name="T68"> </text:span><text:span text:style-name="T65">KeyValuePair</text:span><text:span text:style-name="T63">&lt;</text:span><text:span text:style-name="T62">int</text:span><text:span text:style-name="T68">, </text:span><text:span text:style-name="T62">double</text:span><text:span text:style-name="T63">&gt;</text:span><text:span text:style-name="T68">(</text:span><text:span text:style-name="T66">0</text:span><text:span text:style-name="T68">, </text:span><text:span text:style-name="T66">1</text:span><text:span text:style-name="T68">) }</text:span></text:p>
      <text:p text:style-name="P42"><text:span text:style-name="T68"><text:s text:c="16"/></text:span><text:span text:style-name="T63">.ToDictionary</text:span><text:span text:style-name="T68">(</text:span><text:span text:style-name="T63">pair</text:span><text:span text:style-name="T68"> </text:span><text:span text:style-name="T63">=&gt;</text:span><text:span text:style-name="T68"> </text:span><text:span text:style-name="T63">pair.Key</text:span><text:span text:style-name="T68">, </text:span><text:span text:style-name="T63">pair</text:span><text:span text:style-name="T68"> </text:span><text:span text:style-name="T63">=&gt;</text:span><text:span text:style-name="T68"> </text:span><text:span text:style-name="T63">pair.Value</text:span><text:span text:style-name="T68">)</text:span></text:p>
      <text:p text:style-name="Preformatted_20_Text"><text:span text:style-name="T68"><text:s text:c="8"/>};</text:span></text:p>
      <text:p text:style-name="Preformatted_20_Text"/>
      <text:p text:style-name="Preformatted_20_Text"><text:span text:style-name="T68"><text:s text:c="8"/>[</text:span><text:span text:style-name="T65">TestMethod</text:span><text:span text:style-name="T68">]</text:span></text:p>
      <text:p text:style-name="Preformatted_20_Text"><text:span text:style-name="T68"><text:s text:c="8"/></text:span><text:span text:style-name="T62">public</text:span><text:span text:style-name="T68"> </text:span><text:span text:style-name="T62">void</text:span><text:span text:style-name="T68"> </text:span><text:span text:style-name="T63">TestWhenTheGraphHasOnlyOnePeek</text:span><text:span text:style-name="T68">()</text:span></text:p>
      <text:p text:style-name="Preformatted_20_Text"><text:span text:style-name="T68"><text:s text:c="8"/>{</text:span></text:p>
      <text:p text:style-name="Preformatted_20_Text"><text:span text:style-name="T68"><text:s text:c="12"/></text:span><text:span text:style-name="T65">Assert</text:span><text:span text:style-name="T63">.AreEqual</text:span><text:span text:style-name="T68">(</text:span><text:span text:style-name="T66">0</text:span><text:span text:style-name="T68">, </text:span><text:span text:style-name="T65">MinRoads</text:span><text:span text:style-name="T63">.Yen</text:span><text:span text:style-name="T68">(</text:span><text:span text:style-name="T63">_onePeekGraph</text:span><text:span text:style-name="T68">, </text:span><text:span text:style-name="T66">0</text:span><text:span text:style-name="T68">, </text:span><text:span text:style-name="T66">0</text:span><text:span text:style-name="T68">));</text:span></text:p>
      <text:p text:style-name="Preformatted_20_Text"><text:span text:style-name="T68"><text:s text:c="8"/>}</text:span></text:p>
      <text:p text:style-name="Preformatted_20_Text"/>
      <text:p text:style-name="Preformatted_20_Text"><text:span text:style-name="T68"><text:s text:c="8"/>[</text:span><text:span text:style-name="T65">TestMethod</text:span><text:span text:style-name="T68">]</text:span></text:p>
      <text:p text:style-name="Preformatted_20_Text"><text:span text:style-name="T68"><text:s text:c="8"/></text:span><text:span text:style-name="T62">public</text:span><text:span text:style-name="T68"> </text:span><text:span text:style-name="T62">void</text:span><text:span text:style-name="T68"> </text:span><text:span text:style-name="T63">TestWhenTheGraphHasTwoPeeksAndTheSourceAndDestinationAreTheSame</text:span><text:span text:style-name="T68">()</text:span></text:p>
      <text:p text:style-name="Preformatted_20_Text"><text:span text:style-name="T68"><text:s text:c="8"/>{</text:span></text:p>
      <text:p text:style-name="Preformatted_20_Text"><text:span text:style-name="T68"><text:s text:c="12"/></text:span><text:span text:style-name="T65">Assert</text:span><text:span text:style-name="T63">.AreEqual</text:span><text:span text:style-name="T68">(</text:span><text:span text:style-name="T66">0</text:span><text:span text:style-name="T68">, </text:span><text:span text:style-name="T65">MinRoads</text:span><text:span text:style-name="T63">.Yen</text:span><text:span text:style-name="T68">(</text:span><text:span text:style-name="T63">_twoPeekGraph</text:span><text:span text:style-name="T68">, </text:span><text:span text:style-name="T66">0</text:span><text:span text:style-name="T68">, </text:span><text:span text:style-name="T66">0</text:span><text:span text:style-name="T68">));</text:span></text:p>
      <text:p text:style-name="Preformatted_20_Text"><text:span text:style-name="T68"><text:s text:c="12"/></text:span><text:span text:style-name="T65">Assert</text:span><text:span text:style-name="T63">.AreEqual</text:span><text:span text:style-name="T68">(</text:span><text:span text:style-name="T66">0</text:span><text:span text:style-name="T68">, </text:span><text:span text:style-name="T65">MinRoads</text:span><text:span text:style-name="T63">.Yen</text:span><text:span text:style-name="T68">(</text:span><text:span text:style-name="T63">_twoPeekGraph</text:span><text:span text:style-name="T68">, </text:span><text:span text:style-name="T66">1</text:span><text:span text:style-name="T68">, </text:span><text:span text:style-name="T66">1</text:span><text:span text:style-name="T68">));</text:span></text:p>
      <text:p text:style-name="Preformatted_20_Text"><text:span text:style-name="T68"><text:s text:c="8"/>}</text:span></text:p>
      <text:p text:style-name="P45"><text:span text:style-name="T68"><text:s text:c="8"/>[</text:span><text:span text:style-name="T65">TestMethod</text:span><text:span text:style-name="T68">]</text:span></text:p>
      <text:p text:style-name="Preformatted_20_Text"><text:span text:style-name="T68"><text:s text:c="8"/></text:span><text:span text:style-name="T62">public</text:span><text:span text:style-name="T68"> </text:span><text:span text:style-name="T62">void</text:span><text:span text:style-name="T68"> </text:span><text:span text:style-name="T63">TestWhenTheGraphHasTwoPeeksAndThereIsNoRoadFromSourceToDestination</text:span><text:span text:style-name="T68">()</text:span></text:p>
      <text:p text:style-name="Preformatted_20_Text"><text:span text:style-name="T68"><text:s text:c="8"/>{</text:span></text:p>
      <text:p text:style-name="Preformatted_20_Text"><text:span text:style-name="T68"><text:s text:c="12"/></text:span><text:span text:style-name="T65">Assert</text:span><text:span text:style-name="T63">.IsTrue</text:span><text:span text:style-name="T68">(</text:span><text:span text:style-name="T62">double</text:span><text:span text:style-name="T63">.IsPositiveInfinity</text:span><text:span text:style-name="T68">(</text:span><text:span text:style-name="T65">MinRoads</text:span><text:span text:style-name="T63">.Yen</text:span><text:span text:style-name="T68">(</text:span><text:span text:style-name="T63">_twoPeekGraph</text:span><text:span text:style-name="T68">, </text:span><text:span text:style-name="T66">1</text:span><text:span text:style-name="T68">, </text:span><text:span text:style-name="T66">0</text:span><text:span text:style-name="T68">)));</text:span></text:p>
      <text:p text:style-name="Preformatted_20_Text"><text:span text:style-name="T68"><text:s text:c="8"/>}</text:span></text:p>
      <text:p text:style-name="Preformatted_20_Text"/>
      <text:p text:style-name="Preformatted_20_Text"><text:span text:style-name="T68"><text:s text:c="8"/>[</text:span><text:span text:style-name="T65">TestMethod</text:span><text:span text:style-name="T68">]</text:span></text:p>
      <text:p text:style-name="Preformatted_20_Text"><text:span text:style-name="T68"><text:s text:c="8"/></text:span><text:span text:style-name="T62">public</text:span><text:span text:style-name="T68"> </text:span><text:span text:style-name="T62">void</text:span><text:span text:style-name="T68"> </text:span><text:span text:style-name="T63">TestWhenTheGraphHasTwoPeeksAndThereIsARoadFromSourceToDestination</text:span><text:span text:style-name="T68">()</text:span></text:p>
      <text:p text:style-name="Preformatted_20_Text"><text:span text:style-name="T68"><text:s text:c="8"/>{</text:span></text:p>
      <text:p text:style-name="Preformatted_20_Text"><text:span text:style-name="T68"><text:s text:c="12"/></text:span><text:span text:style-name="T65">Assert</text:span><text:span text:style-name="T63">.AreEqual</text:span><text:span text:style-name="T68">(</text:span><text:span text:style-name="T66">1</text:span><text:span text:style-name="T68">, </text:span><text:span text:style-name="T65">MinRoads</text:span><text:span text:style-name="T63">.Yen</text:span><text:span text:style-name="T68">(</text:span><text:span text:style-name="T63">_twoPeekGraph</text:span><text:span text:style-name="T68">, </text:span><text:span text:style-name="T66">0</text:span><text:span text:style-name="T68">, </text:span><text:span text:style-name="T66">1</text:span><text:span text:style-name="T68">));</text:span></text:p>
      <text:p text:style-name="Preformatted_20_Text"><text:span text:style-name="T68"><text:s text:c="8"/>}</text:span></text:p>
      <text:p text:style-name="Preformatted_20_Text"/>
      <text:p text:style-name="Preformatted_20_Text"><text:span text:style-name="T68"><text:s text:c="8"/>[</text:span><text:span text:style-name="T65">TestMethod</text:span><text:span text:style-name="T68">]</text:span></text:p>
      <text:p text:style-name="Preformatted_20_Text"><text:span text:style-name="T68"><text:s text:c="8"/></text:span><text:span text:style-name="T62">public</text:span><text:span text:style-name="T68"> </text:span><text:span text:style-name="T62">void</text:span><text:span text:style-name="T68"> </text:span><text:span text:style-name="T63">TestWhenTheGrapHasTwoRoutesEqualInLengthButOneIsCheaper</text:span><text:span text:style-name="T68">()</text:span></text:p>
      <text:p text:style-name="Preformatted_20_Text"><text:span text:style-name="T68"><text:s text:c="8"/>{</text:span></text:p>
      <text:p text:style-name="P43"><text:span text:style-name="T68"><text:s text:c="12"/></text:span><text:span text:style-name="T65">Assert</text:span><text:span text:style-name="T63">.AreEqual</text:span><text:span text:style-name="T68">(</text:span><text:span text:style-name="T66">2</text:span><text:span text:style-name="T68">, </text:span><text:span text:style-name="T65">MinRoads</text:span><text:span text:style-name="T63">.Yen</text:span><text:span text:style-name="T68">(</text:span><text:span text:style-name="T63">_fourPeekGraphWithTwoRoutesEqualInLength</text:span><text:span text:style-name="T68">,</text:span></text:p>
      <text:p text:style-name="P43"><text:span text:style-name="T68"><text:s text:c="28"/></text:span><text:span text:style-name="T66">0</text:span><text:span text:style-name="T68">, </text:span><text:span text:style-name="T66">3</text:span><text:span text:style-name="T68">));</text:span></text:p>
      <text:p text:style-name="Preformatted_20_Text"><text:span text:style-name="T68"><text:s text:c="8"/>}</text:span></text:p>
      <text:p text:style-name="Preformatted_20_Text"/>
      <text:p text:style-name="Preformatted_20_Text"><text:span text:style-name="T68"><text:s text:c="8"/>[</text:span><text:span text:style-name="T65">TestMethod</text:span><text:span text:style-name="T68">]</text:span></text:p>
      <text:p text:style-name="Preformatted_20_Text"><text:span text:style-name="T68"><text:s text:c="8"/></text:span><text:span text:style-name="T62">public</text:span><text:span text:style-name="T68"> </text:span><text:span text:style-name="T62">void</text:span><text:span text:style-name="T68"> </text:span><text:span text:style-name="T63">TestWhenTheGrapHasACircuit</text:span><text:span text:style-name="T68">()</text:span></text:p>
      <text:p text:style-name="Preformatted_20_Text"><text:span text:style-name="T68"><text:s text:c="8"/>{</text:span></text:p>
      <text:p text:style-name="Preformatted_20_Text"><text:span text:style-name="T68"><text:s text:c="12"/></text:span><text:span text:style-name="T65">Assert</text:span><text:span text:style-name="T63">.AreEqual</text:span><text:span text:style-name="T68">(</text:span><text:span text:style-name="T66">2</text:span><text:span text:style-name="T68">, </text:span><text:span text:style-name="T65">MinRoads</text:span><text:span text:style-name="T63">.Yen</text:span><text:span text:style-name="T68">(</text:span><text:span text:style-name="T63">_fivePeekGraphWithACycle</text:span><text:span text:style-name="T68">, </text:span><text:span text:style-name="T66">0</text:span><text:span text:style-name="T68">, </text:span><text:span text:style-name="T66">4</text:span><text:span text:style-name="T68">));</text:span></text:p>
      <text:p text:style-name="Preformatted_20_Text"><text:span text:style-name="T68"><text:s text:c="8"/>}</text:span></text:p>
      <text:p text:style-name="Preformatted_20_Text"/>
      <text:p text:style-name="Preformatted_20_Text"><text:span text:style-name="T68"><text:s text:c="8"/>[</text:span><text:span text:style-name="T65">TestMethod</text:span><text:span text:style-name="T68">]</text:span></text:p>
      <text:p text:style-name="Preformatted_20_Text"><text:span text:style-name="T68"><text:s text:c="8"/></text:span><text:span text:style-name="T62">public</text:span><text:span text:style-name="T68"> </text:span><text:span text:style-name="T62">void</text:span><text:span text:style-name="T68"> </text:span><text:span text:style-name="T63">TestWhenTheGrapHasARouteLongerThanTheOtherButCheaper</text:span><text:span text:style-name="T68">()</text:span></text:p>
      <text:p text:style-name="Preformatted_20_Text"><text:span text:style-name="T68"><text:s text:c="8"/>{</text:span></text:p>
      <text:p text:style-name="P44"><text:span text:style-name="T68"><text:s text:c="12"/></text:span><text:span text:style-name="T65">Assert</text:span><text:span text:style-name="T63">.AreEqual</text:span><text:span text:style-name="T68">(</text:span><text:span text:style-name="T66">4</text:span><text:span text:style-name="T68">,</text:span></text:p>
      <text:p text:style-name="P44"><text:span text:style-name="T68"><text:s text:c="16"/></text:span><text:span text:style-name="T65">MinRoads</text:span><text:span text:style-name="T63">.Yen</text:span><text:span text:style-name="T68">(</text:span><text:span text:style-name="T63">_fivePeekGraphWithARouteLongerThanTheOtherButCheaper</text:span><text:span text:style-name="T68">, </text:span><text:span text:style-name="T66">0</text:span><text:span text:style-name="T68">, </text:span><text:span text:style-name="T66">3</text:span><text:span text:style-name="T68">));</text:span></text:p>
      <text:p text:style-name="Preformatted_20_Text"><text:span text:style-name="T68"><text:s text:c="8"/>}</text:span></text:p>
      <text:p text:style-name="Preformatted_20_Text"><text:span text:style-name="T68"><text:s text:c="4"/>}</text:span></text:p>
      <text:p text:style-name="Preformatted_20_Text"><text:span text:style-name="T68">}</text:span></text:p>
      <text:p text:style-name="Text_20_body"><text:span text:style-name="T1"/></text:p>
      <text:p text:style-name="P52"><draw:g text:anchor-type="paragraph" draw:z-index="2" draw:style-name="gr2"><draw:line draw:style-name="gr3" draw:text-style-name="P53" svg:x1="4.453cm" svg:y1="2.062cm" svg:x2="5.961cm" svg:y2="2.062cm"><text:p text:style-name="P53">1</text:p><text:p text:style-name="P53"/></draw:line><draw:circle draw:style-name="gr4" draw:text-style-name="P53" svg:width="1.006cm" svg:height="1.006cm" svg:x="5.962cm" svg:y="1.585cm"><text:p text:style-name="P53">1</text:p></draw:circle><draw:circle draw:style-name="gr4" draw:text-style-name="P53" svg:width="1.006cm" svg:height="1.006cm" svg:x="3.448cm" svg:y="1.506cm"><text:p text:style-name="P53">0</text:p></draw:circle></draw:g><draw:g text:anchor-type="paragraph" draw:z-index="1" draw:style-name="gr2"><draw:line draw:style-name="gr3" draw:text-style-name="P53" svg:x1="14.173cm" svg:y1="1.764cm" svg:x2="15.817cm" svg:y2="2.674cm"><text:p text:style-name="P53">1</text:p><text:p text:style-name="P53"/></draw:line><draw:line draw:style-name="gr3" draw:text-style-name="P53" svg:x1="11.407cm" svg:y1="3.409cm" svg:x2="13.197cm" svg:y2="4.556cm"><text:p text:style-name="P53">1</text:p><text:p text:style-name="P53"/></draw:line><draw:line draw:style-name="gr3" draw:text-style-name="P53" svg:x1="11.363cm" svg:y1="2.766cm" svg:x2="13.167cm" svg:y2="1.616cm"><text:p text:style-name="P53">1</text:p><text:p text:style-name="P53"/></draw:line><draw:line draw:style-name="gr3" draw:text-style-name="P53" svg:x1="14.203cm" svg:y1="4.526cm" svg:x2="15.693cm" svg:y2="3.263cm"><text:p text:style-name="P53">2</text:p><text:p text:style-name="P53"/></draw:line><draw:circle draw:style-name="gr4" draw:text-style-name="P53" svg:width="1.006cm" svg:height="1.006cm" svg:x="10.55cm" svg:y="2.584cm"><text:p text:style-name="P53">0</text:p></draw:circle><draw:circle draw:style-name="gr4" draw:text-style-name="P53" svg:width="1.006cm" svg:height="1.006cm" svg:x="13.168cm" svg:y="1.03cm"><text:p text:style-name="P53">1</text:p></draw:circle><draw:circle draw:style-name="gr4" draw:text-style-name="P53" svg:width="1.006cm" svg:height="1.006cm" svg:x="13.198cm" svg:y="4.265cm"><text:p text:style-name="P53">2</text:p></draw:circle><draw:circle draw:style-name="gr4" draw:text-style-name="P53" svg:width="1.006cm" svg:height="1.006cm" svg:x="15.694cm" svg:y="2.499cm"><text:p text:style-name="P53">3</text:p></draw:circle></draw:g><draw:g text:anchor-type="paragraph" draw:z-index="3" draw:style-name="gr2"><draw:line draw:style-name="gr3" draw:text-style-name="P53" svg:x1="0.857cm" svg:y1="8.559cm" svg:x2="2.365cm" svg:y2="8.559cm"><text:p text:style-name="P53">1</text:p><text:p text:style-name="P53"/></draw:line><draw:line draw:style-name="gr3" draw:text-style-name="P53" svg:x1="3.237cm" svg:y1="8.175cm" svg:x2="3.914cm" svg:y2="7.036cm"><text:p text:style-name="P53">1</text:p><text:p text:style-name="P53"/></draw:line><draw:line draw:style-name="gr3" draw:text-style-name="P53" svg:x1="2.062cm" svg:y1="7.125cm" svg:x2="2.649cm" svg:y2="8.176cm"><text:p text:style-name="P53">1</text:p><text:p text:style-name="P53"/></draw:line><draw:line draw:style-name="gr5" draw:text-style-name="P53" svg:x1="2.327cm" svg:y1="6.588cm" svg:x2="3.645cm" svg:y2="6.588cm"><text:p text:style-name="P53">1</text:p><text:p text:style-name="P53"/></draw:line><draw:line draw:style-name="gr3" draw:text-style-name="P53" svg:x1="3.362cm" svg:y1="8.56cm" svg:x2="4.87cm" svg:y2="8.56cm"><text:p text:style-name="P53">1</text:p><text:p text:style-name="P53"/></draw:line><draw:circle draw:style-name="gr4" draw:text-style-name="P53" svg:width="1.006cm" svg:height="1.006cm" svg:x="-0.148cm" svg:y="8.059cm"><text:p text:style-name="P53">0</text:p></draw:circle><draw:circle draw:style-name="gr4" draw:text-style-name="P53" svg:width="1.006cm" svg:height="1.006cm" svg:x="1.321cm" svg:y="6.119cm"><text:p text:style-name="P53">3</text:p></draw:circle><draw:circle draw:style-name="gr4" draw:text-style-name="P53" svg:width="1.006cm" svg:height="1.006cm" svg:x="3.644cm" svg:y="6.031cm"><text:p text:style-name="P53">2</text:p></draw:circle><draw:circle draw:style-name="gr4" draw:text-style-name="P53" svg:width="1.006cm" svg:height="1.006cm" svg:x="4.849cm" svg:y="8.089cm"><text:p text:style-name="P53">4</text:p></draw:circle><draw:circle draw:style-name="gr4" draw:text-style-name="P53" svg:width="1.006cm" svg:height="1.006cm" svg:x="2.357cm" svg:y="8.056cm"><text:p text:style-name="P53">1</text:p></draw:circle></draw:g><draw:g text:anchor-type="paragraph" draw:z-index="4" draw:style-name="gr2"><draw:line draw:style-name="gr3" draw:text-style-name="P53" svg:x1="9.708cm" svg:y1="7.493cm" svg:x2="11.089cm" svg:y2="6.551cm"><text:p text:style-name="P53">2</text:p><text:p text:style-name="P53"/></draw:line><draw:line draw:style-name="gr3" draw:text-style-name="P53" svg:x1="9.708cm" svg:y1="7.992cm" svg:x2="12.259cm" svg:y2="8.786cm"><text:p text:style-name="P53">1</text:p><text:p text:style-name="P53"/></draw:line><draw:line draw:style-name="gr3" draw:text-style-name="P53" svg:x1="14.531cm" svg:y1="6.463cm" svg:x2="15.91cm" svg:y2="7.257cm"><text:p text:style-name="P53">1</text:p><text:p text:style-name="P53"/></draw:line><draw:line draw:style-name="gr3" draw:text-style-name="P53" svg:x1="13.264cm" svg:y1="8.756cm" svg:x2="15.808cm" svg:y2="7.744cm"><text:p text:style-name="P53">10</text:p><text:p text:style-name="P53"/></draw:line><draw:line draw:style-name="gr3" draw:text-style-name="P53" svg:x1="11.973cm" svg:y1="6.198cm" svg:x2="13.481cm" svg:y2="6.198cm"><text:p text:style-name="P53">1</text:p><text:p text:style-name="P53"/></draw:line><draw:circle draw:style-name="gr4" draw:text-style-name="P53" svg:width="1.006cm" svg:height="1.006cm" svg:x="8.703cm" svg:y="7.317cm"><text:p text:style-name="P53">0</text:p></draw:circle><draw:circle draw:style-name="gr4" draw:text-style-name="P53" svg:width="1.006cm" svg:height="1.006cm" svg:x="12.259cm" svg:y="8.317cm"><text:p text:style-name="P53">4</text:p></draw:circle><draw:circle draw:style-name="gr4" draw:text-style-name="P53" svg:width="1.006cm" svg:height="1.006cm" svg:x="10.968cm" svg:y="5.759cm"><text:p text:style-name="P53">1</text:p></draw:circle><draw:circle draw:style-name="gr4" draw:text-style-name="P53" svg:width="1.006cm" svg:height="1.006cm" svg:x="15.808cm" svg:y="7.075cm"><text:p text:style-name="P53">3</text:p></draw:circle><draw:circle draw:style-name="gr4" draw:text-style-name="P53" svg:width="1.006cm" svg:height="1.006cm" svg:x="13.525cm" svg:y="5.701cm"><text:p text:style-name="P53">2</text:p></draw:circle></draw:g><draw:circle text:anchor-type="paragraph" draw:z-index="0" draw:style-name="gr1" draw:text-style-name="P53" svg:width="1.006cm" svg:height="1.006cm" svg:x="0.293cm" svg:y="1.577cm"><text:p text:style-name="P53">0</text:p></draw:circle><text:span text:style-name="T1">Aici se afla grafele intr-o reprezentare grafica pentru a vizualiza mai usor datele de test. Acestea apar in aceasi ordine in care apar declarate mai s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style:font-face style:name="Mangal1" svg:font-family="Mangal"/>
    <style:font-face style:name="Consolas1"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draw:marker draw:name="Short_20_line_20_Arrow" draw:display-name="Short line Arrow" svg:viewBox="0 0 3000 3000" svg:d="m1500 0 1500 2789v211h-114l-1286-2392v2392h-200v-2392l-1286 2392h-114v-21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background-image/>
      </style:paragraph-properties>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b3ce6" officeooo:paragraph-rsid="000b3ce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angli Andrei, grupa 231</text:p>
      </style:header>
      <style:footer>
        <text:p text:style-name="MP2"><text:page-number text:select-page="current">4</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22:11:53.247000000</meta:creation-date>
    <dc:date>2013-10-30T09:03:52.152000000</dc:date>
    <meta:editing-duration>PT3H6M39S</meta:editing-duration>
    <meta:editing-cycles>351</meta:editing-cycles>
    <meta:generator>LibreOffice/4.1.2.3$Windows_x86 LibreOffice_project/40b2d7fde7e8d2d7bc5a449dc65df4d08a7dd38</meta:generator>
    <meta:document-statistic meta:table-count="0" meta:image-count="0" meta:object-count="0" meta:page-count="5" meta:paragraph-count="215" meta:word-count="1069" meta:character-count="11571" meta:non-whitespace-character-count="7706"/>
  </office:meta>
</office:document-meta>
</file>